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sitos de Recursos Humanos</text:p>
      <text:p text:style-name="Standard"/>
      <text:p text:style-name="P1">Generales</text:p>
      <text:list xml:id="list1930773287" text:style-name="L1">
        <text:list-item>
          <text:p text:style-name="P2">Notificación de Terminación de Periodos de Pruebas, con 1 semana de anticipación</text:p>
        </text:list-item>
        <text:list-item>
          <text:p text:style-name="P2">Debe poder Digitalizarse las plantillas de la seguridad Social</text:p>
        </text:list-item>
        <text:list-item>
          <text:p text:style-name="P2">Liquidación de Vacaciones(Se debe considerar la provisión de manera diferente cuando el número de días de vacaciones es superior)</text:p>
          <text:list>
            <text:list-item>
              <text:p text:style-name="P2">Para la liquidación de vacaciones, se debe indicar el números de días tienen de las vacaciones</text:p>
            </text:list-item>
          </text:list>
        </text:list-item>
        <text:list-item>
          <text:p text:style-name="P2">Solo se admite un cónyuge para el calculo de las utilidades</text:p>
        </text:list-item>
        <text:list-item>
          <text:p text:style-name="P2">Si no existen ninguna carga en el cálculo se debe distribuir el 5% de las utilidades entre todos los trabajadores</text:p>
        </text:list-item>
      </text:list>
      <text:p text:style-name="P1">Indemnizaciones</text:p>
      <text:list xml:id="list1410200762" text:style-name="L2">
        <text:list-item>
          <text:p text:style-name="P3">Cuando son contratos de plazo fijo, se debe pagar el 50% de cada mes que falte de cumplirse por el plazo del contrato</text:p>
        </text:list-item>
      </text:list>
      <text:p text:style-name="Standard"/>
      <text:p text:style-name="Standard"><text:tab/>Tipos de Contrato</text:p>
      <text:list xml:id="list771901775" text:style-name="L3">
        <text:list-item>
          <text:p text:style-name="P4">Contrato de Obra Cierta(Terminan sin desahucio)</text:p>
          <text:list>
            <text:list-item>
              <text:p text:style-name="P4">Decimos</text:p>
            </text:list-item>
            <text:list-item>
              <text:p text:style-name="P4">Vacaciones</text:p>
            </text:list-item>
          </text:list>
        </text:list-item>
        <text:list-item>
          <text:p text:style-name="P4">Contrato por Tarea(Se debe especificar la obra, se debe especificar el tiempo)</text:p>
        </text:list-item>
        <text:list-item>
          <text:p text:style-name="P4">Contrato a Destajo(Se paga por unidad producida, no se especifica el tiempo que es necesario para el cumplimiento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2-05-19T09:32:49</meta:creation-date>
    <dc:date>2012-05-19T13:58:07</dc:date>
    <dc:creator>Christopher Ormaza</dc:creator>
    <meta:editing-duration>PT1H33M5S</meta:editing-duration>
    <meta:editing-cycles>12</meta:editing-cycles>
    <meta:generator>LibreOffice/3.3$Linux LibreOffice_project/330m19$Build-401</meta:generator>
    <meta:document-statistic meta:table-count="0" meta:image-count="0" meta:object-count="0" meta:page-count="1" meta:paragraph-count="16" meta:word-count="169" meta:character-count="999"/>
  </office:meta>
</office:document-meta>
</file>